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65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1.249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472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15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12" style:family="graphic" style:parent-style-name="standard">
      <style:graphic-properties draw:fill="none"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false" fo:min-height="0.25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45cm" fo:min-width="0cm"/>
    </style:style>
    <style:style style:name="gr15" style:family="graphic" style:parent-style-name="objectwithoutfill">
      <style:graphic-properties draw:fill="none" draw:textarea-vertical-align="middle"/>
    </style:style>
    <style:style style:name="gr16" style:family="graphic" style:parent-style-name="standard">
      <style:graphic-properties draw:stroke="none" svg:stroke-color="#000000" draw:fill="none" draw:fill-color="#ffffff" fo:min-height="0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2pt" style:font-size-asian="12pt" style:font-size-complex="12pt"/>
    </style:style>
    <style:style style:name="P4" style:family="paragraph">
      <style:paragraph-properties fo:text-align="end"/>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line draw:style-name="gr1" draw:text-style-name="P1" draw:layer="layout" svg:x1="1.7cm" svg:y1="3.4cm" svg:x2="3.6cm" svg:y2="3.4cm">
          <text:p text:style-name="P1"/>
        </draw:line>
        <draw:custom-shape draw:style-name="gr2" draw:text-style-name="P1" xml:id="id1" draw:id="id1" draw:layer="layout" svg:width="2.4cm" svg:height="2.3cm" svg:x="3.6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2.1cm" svg:height="0.9cm" svg:x="1.6cm" svg:y="2.8cm">
          <draw:text-box>
            <text:p><text:span text:style-name="T1">pablox</text:span></text:p>
          </draw:text-box>
        </draw:frame>
        <draw:custom-shape draw:style-name="gr2" draw:text-style-name="P1" xml:id="id2" draw:id="id2" draw:layer="layout" svg:width="1.6cm" svg:height="1.6cm" svg:x="7.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cm" svg:y1="3.45cm" svg:x2="7.434cm" svg:y2="2.566cm" draw:start-shape="id1" draw:start-glue-point="10" draw:end-shape="id2" draw:end-glue-point="7" svg:d="m6000 3450 1434-884" svg:viewBox="0 0 1435 885">
          <text:p/>
        </draw:connector>
        <draw:frame draw:style-name="gr5" draw:text-style-name="P2" draw:layer="layout" svg:width="1.8cm" svg:height="1.499cm" draw:transform="rotate (0.645771823237902) translate (5.66cm 2.983cm)">
          <draw:text-box>
            <text:p text:style-name="P2">nivel</text:p>
          </draw:text-box>
        </draw:frame>
        <draw:frame draw:style-name="gr6" draw:text-style-name="P2" draw:layer="layout" svg:width="0.739cm" svg:height="0.725cm" svg:x="7.6cm" svg:y="1.7cm">
          <draw:text-box>
            <text:p text:style-name="P2">2</text:p>
          </draw:text-box>
        </draw:frame>
        <draw:custom-shape draw:style-name="gr2" draw:text-style-name="P1" xml:id="id3" draw:id="id3" draw:layer="layout" svg:width="1.6cm" svg:height="1.6cm" svg:x="7.8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5.649cm" svg:y1="4.264cm" svg:x2="7.8cm" svg:y2="4.3cm" draw:start-shape="id1" draw:start-glue-point="9" draw:end-shape="id3" draw:end-glue-point="6" svg:d="m5649 4264 2151 36" svg:viewBox="0 0 2152 37">
          <text:p/>
        </draw:connector>
        <draw:frame draw:style-name="gr7" draw:text-style-name="P2" draw:layer="layout" svg:width="2.083cm" svg:height="0.725cm" draw:transform="rotate (0.0549778714378214) translate (5.8cm 3.676cm)">
          <draw:text-box>
            <text:p text:style-name="P2">armas</text:p>
          </draw:text-box>
        </draw:frame>
        <draw:custom-shape draw:style-name="gr2" draw:text-style-name="P1" xml:id="id6" draw:id="id6" draw:layer="layout" svg:width="1.6cm" svg:height="1.6cm" svg:x="11cm" svg:y="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1" xml:id="id5" draw:id="id5" draw:layer="layout" svg:width="1.6cm" svg:height="1.6cm" svg:x="11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4" draw:id="id4" draw:layer="layout" svg:width="1.6cm" svg:height="1.6cm" svg:x="9.8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9.166cm" svg:y1="3.734cm" svg:x2="10.034cm" svg:y2="2.766cm" draw:start-shape="id3" draw:start-glue-point="11" draw:end-shape="id4" draw:end-glue-point="7" svg:d="m9166 3734 868-968" svg:viewBox="0 0 869 969">
          <text:p/>
        </draw:connector>
        <draw:connector draw:style-name="gr4" draw:text-style-name="P3" draw:layer="layout" draw:type="line" svg:x1="9.4cm" svg:y1="4.3cm" svg:x2="11cm" svg:y2="3.7cm" draw:start-shape="id3" draw:start-glue-point="10" draw:end-shape="id5" draw:end-glue-point="6" svg:d="m9400 4300 1600-600" svg:viewBox="0 0 1601 601">
          <text:p/>
        </draw:connector>
        <draw:connector draw:style-name="gr4" draw:text-style-name="P3" draw:layer="layout" draw:type="line" svg:x1="9.166cm" svg:y1="4.866cm" svg:x2="11.234cm" svg:y2="4.934cm" draw:start-shape="id3" draw:start-glue-point="9" draw:end-shape="id6" draw:end-glue-point="5" svg:d="m9166 4866 2068 68" svg:viewBox="0 0 2069 69">
          <text:p/>
        </draw:connector>
        <draw:frame draw:style-name="gr6" draw:text-style-name="P2" draw:layer="layout" svg:width="0.739cm" svg:height="0.725cm" svg:x="10.2cm" svg:y="1.875cm">
          <draw:text-box>
            <text:p text:style-name="P2">2</text:p>
          </draw:text-box>
        </draw:frame>
        <draw:frame draw:style-name="gr6" draw:text-style-name="P2" draw:layer="layout" svg:width="0.739cm" svg:height="0.725cm" svg:x="11.4cm" svg:y="3.3cm">
          <draw:text-box>
            <text:p text:style-name="P2">5</text:p>
          </draw:text-box>
        </draw:frame>
        <draw:frame draw:style-name="gr7" draw:text-style-name="P2" draw:layer="layout" svg:width="1.3cm" svg:height="0.725cm" svg:x="11.2cm" svg:y="5.175cm">
          <draw:text-box>
            <text:p text:style-name="P2">10</text:p>
          </draw:text-box>
        </draw:frame>
        <draw:custom-shape draw:style-name="gr2" draw:text-style-name="P1" xml:id="id7" draw:id="id7" draw:layer="layout" svg:width="1.6cm" svg:height="1.6cm" svg:x="7.1cm" svg:y="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4.8cm" svg:y1="4.6cm" svg:x2="7.9cm" svg:y2="5.7cm" draw:start-shape="id1" draw:start-glue-point="8" draw:end-shape="id7" draw:end-glue-point="4" svg:d="m4800 4600 3100 1100" svg:viewBox="0 0 3101 1101">
          <text:p/>
        </draw:connector>
        <draw:frame draw:style-name="gr8" draw:text-style-name="P4" draw:layer="layout" svg:width="1.59cm" svg:height="0.725cm" draw:transform="rotate (-0.361632221013226) translate (5.813cm 4.359cm)">
          <draw:text-box>
            <text:p text:style-name="P4">poder</text:p>
          </draw:text-box>
        </draw:frame>
        <draw:custom-shape draw:style-name="gr2" draw:text-style-name="P1" xml:id="id8" draw:id="id8" draw:layer="layout" svg:width="1.6cm" svg:height="1.6cm" svg:x="11.6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8.466cm" svg:y1="7.066cm" svg:x2="11.6cm" svg:y2="7.3cm" draw:start-shape="id7" draw:start-glue-point="9" draw:end-shape="id8" draw:end-glue-point="6" svg:d="m8466 7066 3134 234" svg:viewBox="0 0 3135 235">
          <text:p/>
        </draw:connector>
        <draw:frame draw:style-name="gr6" draw:text-style-name="P4" draw:layer="layout" svg:width="3.457cm" svg:height="0.725cm" draw:transform="rotate (-0.0329867228626928) translate (8.224cm 6.361cm)">
          <draw:text-box>
            <text:p text:style-name="P4"><text:s/>potenciaPropia</text:p>
          </draw:text-box>
        </draw:frame>
        <draw:frame draw:style-name="gr9" draw:text-style-name="P2" draw:layer="layout" svg:width="1.6cm" svg:height="0.725cm" svg:x="11.7cm" svg:y="6.9cm">
          <draw:text-box>
            <text:p text:style-name="P2">500</text:p>
          </draw:text-box>
        </draw:frame>
        <draw:custom-shape draw:style-name="gr2" draw:text-style-name="P1" xml:id="id9" draw:id="id9" draw:layer="layout" svg:width="1.6cm" svg:height="1.6cm" svg:x="5.8cm" svg:y="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4.8cm" svg:y1="4.6cm" svg:x2="6.6cm" svg:y2="7.3cm" draw:start-shape="id1" draw:start-glue-point="8" draw:end-shape="id9" draw:end-glue-point="4" svg:d="m4800 4600 1800 2700" svg:viewBox="0 0 1801 2701">
          <text:p/>
        </draw:connector>
        <draw:frame draw:style-name="gr6" draw:text-style-name="P2" draw:layer="layout" svg:width="2.111cm" svg:height="0.725cm" draw:transform="rotate (-1.00216805649514) translate (5.549cm 4.635cm)">
          <draw:text-box>
            <text:p text:style-name="P2">potencia</text:p>
          </draw:text-box>
        </draw:frame>
        <draw:frame draw:style-name="gr7" draw:text-style-name="P2" draw:layer="layout" svg:width="1.3cm" svg:height="0.725cm" svg:x="6cm" svg:y="7.775cm">
          <draw:text-box>
            <text:p text:style-name="P2">512</text:p>
          </draw:text-box>
        </draw:frame>
        <draw:custom-shape draw:style-name="gr2" draw:text-style-name="P1" xml:id="id10" draw:id="id10" draw:layer="layout" svg:width="1.6cm" svg:height="1.6cm" svg:x="3.1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3.951cm" svg:y1="4.264cm" svg:x2="3.9cm" svg:y2="8.2cm" draw:start-shape="id1" draw:start-glue-point="7" draw:end-shape="id10" draw:end-glue-point="4" svg:d="m3951 4264-51 3936" svg:viewBox="0 0 52 3937">
          <text:p/>
        </draw:connector>
        <draw:frame draw:style-name="gr6" draw:text-style-name="P2" draw:layer="layout" svg:width="4.198cm" svg:height="0.725cm" draw:transform="rotate (-1.54164932828659) translate (4.725cm 4.4cm)">
          <draw:text-box>
            <text:p text:style-name="P2">historialAdversarios</text:p>
          </draw:text-box>
        </draw:frame>
        <draw:custom-shape draw:style-name="gr2" draw:text-style-name="P1" xml:id="id11" draw:id="id11" draw:layer="layout" svg:width="2.4cm" svg:height="2.3cm" svg:x="5.2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3.9cm" svg:y1="9.8cm" svg:x2="6.4cm" svg:y2="11.9cm" draw:start-shape="id10" draw:start-glue-point="8" draw:end-shape="id11" draw:end-glue-point="4" svg:d="m3900 9800 2500 2100" svg:viewBox="0 0 2501 2101">
          <text:p/>
        </draw:connector>
        <draw:line draw:style-name="gr4" draw:text-style-name="P3" draw:layer="layout" svg:x1="3cm" svg:y1="13cm" svg:x2="5.2cm" svg:y2="13cm">
          <text:p/>
        </draw:line>
        <draw:frame draw:style-name="gr10" draw:text-style-name="P2" draw:layer="layout" svg:width="2cm" svg:height="1cm" svg:x="3.2cm" svg:y="12.4cm">
          <draw:text-box>
            <text:p text:style-name="P2">julian</text:p>
          </draw:text-box>
        </draw:frame>
        <draw:custom-shape draw:style-name="gr2" draw:text-style-name="P1" xml:id="id12" draw:id="id12" draw:layer="layout" svg:width="1.6cm" svg:height="1.6cm" svg:x="8.2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7.249cm" svg:y1="12.236cm" svg:x2="8.434cm" svg:y2="11.266cm" draw:start-shape="id11" draw:start-glue-point="11" draw:end-shape="id12" draw:end-glue-point="7" svg:d="m7249 12236 1185-970" svg:viewBox="0 0 1186 971">
          <text:p/>
        </draw:connector>
        <draw:custom-shape draw:style-name="gr2" draw:text-style-name="P1" draw:layer="layout" svg:width="1.6cm" svg:height="1.6cm" svg:x="3.1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1.37cm" svg:height="0.725cm" draw:transform="rotate (0.776496984212277) translate (6.8cm 11.76cm)">
          <draw:text-box>
            <text:p text:style-name="P2">nivel</text:p>
          </draw:text-box>
        </draw:frame>
        <draw:frame draw:style-name="gr11" draw:text-style-name="P2" draw:layer="layout" svg:width="0.8cm" svg:height="0.8cm" svg:x="8.6cm" svg:y="10.3cm">
          <draw:text-box>
            <text:p text:style-name="P2">1</text:p>
          </draw:text-box>
        </draw:frame>
        <draw:custom-shape draw:style-name="gr2" draw:text-style-name="P1" xml:id="id13" draw:id="id13" draw:layer="layout" svg:width="1.6cm" svg:height="1.6cm" svg:x="8.9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7.6cm" svg:y1="13.05cm" svg:x2="8.9cm" svg:y2="12.8cm" draw:start-shape="id11" draw:start-glue-point="10" draw:end-shape="id13" draw:end-glue-point="6" svg:d="m7600 13050 1300-250" svg:viewBox="0 0 1301 251">
          <text:p/>
        </draw:connector>
        <draw:frame draw:style-name="gr6" draw:text-style-name="P2" draw:layer="layout" svg:width="1.683cm" svg:height="0.725cm" draw:transform="rotate (0.144164196214732) translate (7.274cm 12.325cm)">
          <draw:text-box>
            <text:p text:style-name="P2">armas</text:p>
          </draw:text-box>
        </draw:frame>
        <draw:custom-shape draw:style-name="gr2" draw:text-style-name="P1" xml:id="id17" draw:id="id17" draw:layer="layout" svg:width="1.6cm" svg:height="1.6cm" svg:x="11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16" draw:id="id16" draw:layer="layout" svg:width="1.6cm" svg:height="1.6cm" svg:x="12.4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15" draw:id="id15" draw:layer="layout" svg:width="1.6cm" svg:height="1.6cm" svg:x="12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xml:id="id14" draw:id="id14" draw:layer="layout" svg:width="1.6cm" svg:height="1.6cm" svg:x="10.4cm" svg:y="9.6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10.266cm" svg:y1="12.234cm" svg:x2="10.634cm" svg:y2="10.966cm" draw:start-shape="id13" draw:start-glue-point="11" draw:end-shape="id14" draw:end-glue-point="7" svg:d="m10266 12234 368-1268" svg:viewBox="0 0 369 1269">
          <text:p/>
        </draw:connector>
        <draw:connector draw:style-name="gr4" draw:text-style-name="P3" draw:layer="layout" draw:type="line" svg:x1="10.5cm" svg:y1="12.8cm" svg:x2="12cm" svg:y2="11.7cm" draw:start-shape="id13" draw:start-glue-point="10" draw:end-shape="id15" draw:end-glue-point="6" svg:d="m10500 12800 1500-1100" svg:viewBox="0 0 1501 1101">
          <text:p/>
        </draw:connector>
        <draw:connector draw:style-name="gr4" draw:text-style-name="P3" draw:layer="layout" draw:type="line" svg:x1="10.5cm" svg:y1="12.8cm" svg:x2="12.4cm" svg:y2="13.6cm" draw:start-shape="id13" draw:start-glue-point="10" draw:end-shape="id16" draw:end-glue-point="6" svg:d="m10500 12800 1900 800" svg:viewBox="0 0 1901 801">
          <text:p/>
        </draw:connector>
        <draw:connector draw:style-name="gr4" draw:text-style-name="P3" draw:layer="layout" draw:type="line" svg:x1="10.266cm" svg:y1="13.366cm" svg:x2="11.234cm" svg:y2="14.434cm" draw:start-shape="id13" draw:start-glue-point="9" draw:end-shape="id17" draw:end-glue-point="5" svg:d="m10266 13366 968 1068" svg:viewBox="0 0 969 1069">
          <text:p/>
        </draw:connector>
        <draw:frame draw:style-name="gr13" draw:text-style-name="P2" draw:layer="layout" svg:width="0.8cm" svg:height="0.725cm" svg:x="12.5cm" svg:y="11.4cm">
          <draw:text-box>
            <text:p text:style-name="P2">8</text:p>
          </draw:text-box>
        </draw:frame>
        <draw:frame draw:style-name="gr6" draw:text-style-name="P2" draw:layer="layout" svg:width="0.739cm" svg:height="0.725cm" svg:x="12.761cm" svg:y="13.275cm">
          <draw:text-box>
            <text:p text:style-name="P2">9</text:p>
          </draw:text-box>
        </draw:frame>
        <draw:frame draw:style-name="gr6" draw:text-style-name="P2" draw:layer="layout" svg:width="0.976cm" svg:height="0.725cm" svg:x="11.3cm" svg:y="14.675cm">
          <draw:text-box>
            <text:p text:style-name="P2">12</text:p>
          </draw:text-box>
        </draw:frame>
        <draw:custom-shape draw:style-name="gr2" draw:text-style-name="P1" xml:id="id18" draw:id="id18" draw:layer="layout" svg:width="1.6cm" svg:height="1.6cm" svg:x="8.4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7.249cm" svg:y1="13.864cm" svg:x2="8.634cm" svg:y2="15.234cm" draw:start-shape="id11" draw:start-glue-point="9" draw:end-shape="id18" draw:end-glue-point="5" svg:d="m7249 13864 1385 1370" svg:viewBox="0 0 1386 1371">
          <text:p/>
        </draw:connector>
        <draw:frame draw:style-name="gr6" draw:text-style-name="P2" draw:layer="layout" svg:width="2.111cm" svg:height="0.725cm" draw:transform="rotate (-0.829554993472904) translate (7.735cm 13.253cm)">
          <draw:text-box>
            <text:p text:style-name="P2">potencia</text:p>
          </draw:text-box>
        </draw:frame>
        <draw:frame draw:style-name="gr6" draw:text-style-name="P2" draw:layer="layout" svg:width="1.213cm" svg:height="0.725cm" svg:x="8.6cm" svg:y="15.475cm">
          <draw:text-box>
            <text:p text:style-name="P2">913</text:p>
          </draw:text-box>
        </draw:frame>
        <draw:custom-shape draw:style-name="gr2" draw:text-style-name="P1" xml:id="id19" draw:id="id19" draw:layer="layout" svg:width="1.6cm" svg:height="1.6cm" svg:x="6.6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6.4cm" svg:y1="14.2cm" svg:x2="7.4cm" svg:y2="16.2cm" draw:start-shape="id11" draw:start-glue-point="8" draw:end-shape="id19" draw:end-glue-point="4" svg:d="m6400 14200 1000 2000" svg:viewBox="0 0 1001 2001">
          <text:p/>
        </draw:connector>
        <draw:frame draw:style-name="gr6" draw:text-style-name="P2" draw:layer="layout" svg:width="1.59cm" svg:height="0.725cm" draw:transform="rotate (-1.17198859271419) translate (7.068cm 14.1cm)">
          <draw:text-box>
            <text:p text:style-name="P2">poder</text:p>
          </draw:text-box>
        </draw:frame>
        <draw:custom-shape draw:style-name="gr2" draw:text-style-name="P1" xml:id="id20" draw:id="id20" draw:layer="layout" svg:width="1.6cm" svg:height="1.6cm" svg:x="11.3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8.2cm" svg:y1="17cm" svg:x2="11.3cm" svg:y2="17.7cm" draw:start-shape="id19" draw:start-glue-point="10" draw:end-shape="id20" draw:end-glue-point="6" svg:d="m8200 17000 3100 700" svg:viewBox="0 0 3101 701">
          <text:p/>
        </draw:connector>
        <draw:frame draw:style-name="gr7" draw:text-style-name="P2" draw:layer="layout" svg:width="3.503cm" svg:height="0.725cm" draw:transform="rotate (-0.215897228471699) translate (8.055cm 16.341cm)">
          <draw:text-box>
            <text:p text:style-name="P2">potenciaPropia</text:p>
          </draw:text-box>
        </draw:frame>
        <draw:frame draw:style-name="gr7" draw:text-style-name="P2" draw:layer="layout" svg:width="1.3cm" svg:height="0.725cm" svg:x="11.5cm" svg:y="17.4cm">
          <draw:text-box>
            <text:p text:style-name="P2">900</text:p>
          </draw:text-box>
        </draw:frame>
        <draw:custom-shape draw:style-name="gr2" draw:text-style-name="P1" xml:id="id21" draw:id="id21" draw:layer="layout" svg:width="1.6cm" svg:height="1.6cm" svg:x="4.6cm" svg:y="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 svg:x1="5.551cm" svg:y1="13.864cm" svg:x2="5.4cm" svg:y2="17.9cm" draw:start-shape="id11" draw:start-glue-point="7" draw:end-shape="id21" draw:end-glue-point="4" svg:d="m5551 13864-151 4036" svg:viewBox="0 0 152 4037">
          <text:p/>
        </draw:connector>
        <draw:frame draw:style-name="gr6" draw:text-style-name="P2" draw:layer="layout" svg:width="4.198cm" svg:height="0.725cm" draw:transform="rotate (-1.59837252897641) translate (6.24cm 13.92cm)">
          <draw:text-box>
            <text:p text:style-name="P2">historialAdversarios</text:p>
          </draw:text-box>
        </draw:frame>
        <draw:frame draw:style-name="gr6" draw:text-style-name="P2" draw:layer="layout" svg:width="2.348cm" svg:height="0.725cm" draw:transform="rotate (1.0451031560942) translate (1.795cm 6.931cm)">
          <draw:text-box>
            <text:p text:style-name="P2">compania</text:p>
          </draw:text-box>
        </draw:frame>
        <draw:custom-shape draw:style-name="gr2" draw:text-style-name="P1" xml:id="id23" draw:id="id23" draw:layer="layout" svg:width="1.6cm" svg:height="1.6cm" svg:x="2.9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3" draw:layer="layout" svg:x1="1cm" svg:y1="21.8cm" svg:x2="2.9cm" svg:y2="21.8cm">
          <text:p/>
        </draw:line>
        <draw:frame draw:style-name="gr14" draw:text-style-name="P2" draw:layer="layout" svg:width="2cm" svg:height="0.725cm" svg:x="1cm" svg:y="21cm">
          <draw:text-box>
            <text:p text:style-name="P2">losPros</text:p>
          </draw:text-box>
        </draw:frame>
        <draw:path draw:style-name="gr15" draw:text-style-name="P3" draw:layer="layout" svg:width="2.709cm" svg:height="17.099cm" svg:x="0.965cm" svg:y="3.92cm" svg:viewBox="0 0 2710 17100" svg:d="m2710 0c-260 523-657 955-931 1470-285 535-618 1046-931 1567-281 468-427 994-539 1519-114 534-280 1067-245 1617 33 512-109 1010-49 1519 59 506 50 1027 196 1519 153 517 111 1046 294 1568 170 486 178 1017 294 1519 115 498 319 972 441 1470 124 506 271 997 490 1470 233 504 294 1031 637 1470l196 392">
          <text:p/>
        </draw:path>
        <draw:line draw:style-name="gr4" draw:text-style-name="P3" xml:id="id22" draw:id="id22" draw:layer="layout" svg:x1="3.4cm" svg:y1="20.8cm" svg:x2="3.6cm" svg:y2="21.1cm">
          <text:p/>
        </draw:line>
        <draw:connector draw:style-name="gr4" draw:text-style-name="P3" draw:layer="layout" draw:type="lines" draw:line-skew="-1.002cm" svg:x1="5.551cm" svg:y1="13.864cm" svg:x2="3.5cm" svg:y2="20.8cm" draw:start-shape="id11" draw:start-glue-point="7" draw:end-shape="id22" draw:end-glue-point="0" svg:d="m5551 13864v-164l-2051 6442v658" svg:viewBox="0 0 2052 7101">
          <text:p/>
        </draw:connector>
        <draw:frame draw:style-name="gr16" draw:text-style-name="P2" draw:layer="layout" svg:width="2.5cm" svg:height="0.725cm" draw:transform="rotate (1.27984994048744) translate (3.6cm 17.495cm)">
          <draw:text-box>
            <text:p text:style-name="P2"><text:span text:style-name="T1">compania</text:span></text:p>
          </draw:text-box>
        </draw:frame>
        <draw:custom-shape draw:style-name="gr2" draw:text-style-name="P1" xml:id="id24" draw:id="id24" draw:layer="layout" svg:width="1.6cm" svg:height="1.6cm" svg:x="6.2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3" draw:layer="layout" draw:type="lines" svg:x1="4.5cm" svg:y1="21.8cm" svg:x2="6.2cm" svg:y2="21.8cm" draw:start-shape="id23" draw:start-glue-point="10" draw:end-shape="id24" draw:end-glue-point="6" svg:d="m4500 21800h502 697 501" svg:viewBox="0 0 1701 1">
          <text:p/>
        </draw:connector>
        <draw:frame draw:style-name="gr6" draw:text-style-name="P2" draw:layer="layout" svg:width="1.802cm" svg:height="0.725cm" svg:x="4.398cm" svg:y="21.1cm">
          <draw:text-box>
            <text:p text:style-name="P2">heroes</text:p>
          </draw:text-box>
        </draw:frame>
        <draw:connector draw:style-name="gr4" draw:text-style-name="P3" draw:layer="layout" draw:type="curve" draw:line-skew="8.094cm -2.511cm" svg:x1="7.8cm" svg:y1="21.8cm" svg:x2="6.4cm" svg:y2="11.9cm" draw:start-shape="id24" draw:start-glue-point="10" draw:end-shape="id11" draw:end-glue-point="4" svg:d="m7800 21800c12894 0 10746-6456 7172-10061s-8572-4357-8572 161" svg:viewBox="0 0 11313 13031">
          <text:p/>
        </draw:connector>
        <draw:connector draw:style-name="gr4" draw:text-style-name="P3" draw:layer="layout" draw:type="curve" draw:line-skew="9.722cm -1.511cm" svg:x1="7.566cm" svg:y1="22.366cm" svg:x2="4.8cm" svg:y2="2.3cm" draw:start-shape="id24" draw:start-glue-point="9" draw:end-shape="id1" draw:end-glue-point="4" svg:d="m7566 22366c15687 0 13073-11039 8460-16810s-11226-6274-11226-3256" svg:viewBox="0 0 14774 2188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s" fo:country="ES"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10T22:14:30.486000000</meta:creation-date>
    <dc:date>2013-10-10T23:14:32.269000000</dc:date>
    <meta:editing-duration>PT13M57S</meta:editing-duration>
    <meta:editing-cycles>1</meta:editing-cycles>
    <meta:document-statistic meta:object-count="83"/>
    <meta:generator>LibreOffice/4.1.0.4$Windows_x86 LibreOffice_project/89ea49ddacd9aa532507cbf852f2bb22b1ace28</meta:generator>
  </office:meta>
</office:document-meta>
</file>